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4806" officeooo:paragraph-rsid="001a480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4806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November</text:span> 202<text:span text:style-name="T3">1</text:span> under the <text:span text:style-name="T5">3rd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add an iron golem spawner in spawn chunks to use as iron farm.</text:span>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3-6: To add an iron golem spawner in spawn chunks to use as iron farm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1T13:27:27.886760117</dc:date>
    <meta:editing-duration>PT1M49S</meta:editing-duration>
    <meta:editing-cycles>6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7" meta:word-count="59" meta:character-count="332" meta:non-whitespace-character-count="280"/>
  </office:meta>
</office:document-meta>
</file>